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949" officeooo:paragraph-rsid="0001f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 Filter Operators<text:tab/><text:tab/><text:tab/><text:tab/><text:tab/>15/03/2023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23:51:11.377989213</meta:creation-date>
    <dc:date>2023-03-15T23:51:51.971233730</dc:date>
    <meta:editing-duration>PT41S</meta:editing-duration>
    <meta:editing-cycles>1</meta:editing-cycles>
    <meta:document-statistic meta:table-count="0" meta:image-count="0" meta:object-count="0" meta:page-count="1" meta:paragraph-count="1" meta:word-count="4" meta:character-count="38" meta:non-whitespace-character-count="30"/>
    <meta:generator>LibreOffice/7.3.7.2$Linux_X86_64 LibreOffice_project/30$Build-2</meta:generator>
  </office:meta>
</office:document-meta>
</file>